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RendererBase.getImageWithPath( FacesContext facesContext , String image , boolean dis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RendererBase.decode( FacesContext facesContext ,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